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cm" fo:margin-bottom="0cm" style:contextual-spacing="true" fo:keep-together="always" fo:orphans="2" fo:widows="2"/>
      <style:text-properties fo:language="pt" fo:country="BR" officeooo:paragraph-rsid="0004b944" style:letter-kerning="false" style:font-name-asian="Times New Roman" style:language-asian="pt" style:country-asian="BR" style:font-name-complex="Times New Roman" style:language-complex="ar" style:country-complex="SA"/>
    </style:style>
    <style:style style:name="P2" style:family="paragraph" style:parent-style-name="Standard" style:list-style-name="L1">
      <style:paragraph-properties fo:margin-top="0cm" fo:margin-bottom="0cm" style:contextual-spacing="true" fo:keep-together="always" fo:orphans="2" fo:widows="2"/>
      <style:text-properties fo:color="#000000" loext:opacity="100%" fo:language="pt" fo:country="BR" officeooo:paragraph-rsid="0004b944" style:letter-kerning="false" style:font-name-asian="Times New Roman" style:language-asian="pt" style:country-asian="BR" style:font-name-complex="Arial" style:font-size-complex="9pt" style:language-complex="ar" style:country-complex="SA"/>
    </style:style>
    <style:style style:name="P3" style:family="paragraph" style:parent-style-name="Text_20_body" style:list-style-name="L1">
      <style:text-properties officeooo:paragraph-rsid="0004b944"/>
    </style:style>
    <style:style style:name="P4" style:family="paragraph" style:parent-style-name="Text_20_body" style:list-style-name="L1">
      <style:text-properties officeooo:paragraph-rsid="0004e676"/>
    </style:style>
    <style:style style:name="P5" style:family="paragraph" style:parent-style-name="Text_20_body" style:list-style-name="L1">
      <style:text-properties fo:language="pt" fo:country="BR" officeooo:paragraph-rsid="0004b944" style:letter-kerning="false" style:font-name-asian="Times New Roman" style:language-asian="pt" style:country-asian="BR" style:font-name-complex="Times New Roman" style:language-complex="ar" style:country-complex="SA"/>
    </style:style>
    <style:style style:name="P6" style:family="paragraph" style:parent-style-name="Text_20_body">
      <style:text-properties officeooo:paragraph-rsid="0004e676"/>
    </style:style>
    <style:style style:name="T1" style:family="text">
      <style:text-properties fo:language="pt" fo:country="BR" style:letter-kerning="false" style:font-name-asian="Times New Roman" style:language-asian="pt" style:country-asian="BR" style:font-name-complex="Times New Roman" style:language-complex="ar" style:country-complex="SA"/>
    </style:style>
    <style:style style:name="T2" style:family="text">
      <style:text-properties fo:language="pt" fo:country="BR" officeooo:rsid="0004b944" style:letter-kerning="false" style:font-name-asian="Times New Roman" style:language-asian="pt" style:country-asian="BR" style:font-name-complex="Times New Roman" style:language-complex="ar" style:country-complex="SA"/>
    </style:style>
    <style:style style:name="T3" style:family="text">
      <style:text-properties fo:color="#000000" loext:opacity="100%" style:font-name-complex="Arial"/>
    </style:style>
    <style:style style:name="T4" style:family="text">
      <style:text-properties fo:color="#000000" loext:opacity="100%" style:font-name-complex="Arial" style:font-size-complex="9pt"/>
    </style:style>
    <style:style style:name="T5" style:family="text">
      <style:text-properties fo:color="#000000" loext:opacity="100%" officeooo:rsid="0004e676" style:font-name-complex="Arial" style:font-size-complex="9pt"/>
    </style:style>
    <style:style style:name="T6" style:family="text">
      <style:text-properties style:font-size-complex="9pt"/>
    </style:style>
    <style:style style:name="T7" style:family="text">
      <style:text-properties officeooo:rsid="0004e676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905cm" fo:text-indent="-0.307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07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Obrigado!<text:line-break/>Por favor, substituir a menção da CAIXA pela imagem:’symbol-header.svg’;</text:p>
      <text:p text:style-name="Text_20_body">A base total deve ser de 100 imóveis;</text:p>
      <text:p text:style-name="Text_20_body">Somente os status ‘Em prospecção’ ou ‘Em mobilização’ podem não possuir locadores vinculados, os demais status devem possuir pelo menos um locador vinculado;</text:p>
      <text:p text:style-name="Text_20_body">Colocar um filtro de busca para o imóveis da mesma forma que já existe para locadores.</text:p>
      <text:p text:style-name="Text_20_body">A seguir temos a listagem de documentações possíveis:</text:p>
      <text:list text:style-name="L1">
        <text:list-item>
          <text:p text:style-name="P3"><text:bookmark text:name="ITEM_3_4_3_1_5_2"/>DOCUMENTAÇÃO DO(S) LOCADOR(ES)</text:p>
          <text:list>
            <text:list-item>
              <text:p text:style-name="P3">PESSOA FÍSICA:</text:p>
              <text:list>
                <text:list-item>
                  <text:p text:style-name="P3"><text:span text:style-name="T1">Documento de Identidade do(s) LOCADOR(ES), válido no Território Nacional, a exemplo de:</text:span></text:p>
                  <text:list>
                    <text:list-item>
                      <text:p text:style-name="P3"><text:span text:style-name="T1">CNH – Carteira Nacional de Habilitação</text:span><text:span text:style-name="T2">;</text:span></text:p>
                    </text:list-item>
                    <text:list-item>
                      <text:p text:style-name="P3"><text:span text:style-name="T1">RG – Registro Geral;</text:span></text:p>
                    </text:list-item>
                    <text:list-item>
                      <text:p text:style-name="P3"><text:span text:style-name="T1">CPF – Cadastro de Pessoa Física;</text:span></text:p>
                    </text:list-item>
                    <text:list-item>
                      <text:p text:style-name="P3"><text:span text:style-name="T1">Passaporte;</text:span></text:p>
                    </text:list-item>
                    <text:list-item>
                      <text:p text:style-name="P3"><text:span text:style-name="T1">Carteira Profissional, emitida por órgão de classe.</text:span></text:p>
                    </text:list-item>
                  </text:list>
                </text:list-item>
                <text:list-item>
                  <text:p text:style-name="P3">Documento de Identidade do(s) cônjuge(s) do(s) LOCADOR(ES) quando este(s) figurar(em):</text:p>
                  <text:list>
                    <text:list-item>
                      <text:p text:style-name="P3">no documento de propriedade do imóvel;</text:p>
                    </text:list-item>
                    <text:list-item>
                      <text:p text:style-name="P3">no contrato de locação; ou </text:p>
                    </text:list-item>
                    <text:list-item>
                      <text:p text:style-name="P3">quando o prazo do contrato for igual ou superior a 120 meses.</text:p>
                    </text:list-item>
                  </text:list>
                </text:list-item>
                <text:list-item>
                  <text:p text:style-name="P1"><text:span text:style-name="T4">Certidão Negativa de Débitos relativos a Créditos Tributários e à Dívida Ativa da União (CND) ou Certidão Positiva com Efeitos de Negativa de Débitos relativos a Créditos Tributários Federais e à Dívida Ativa da União (CPEND), expedida conjuntamente pela Secretaria da Receita Federal do Brasil (RFB) e pela Procuradoria-Geral da Fazenda Nacional (PGFN).</text:span></text:p>
                </text:list-item>
                <text:list-item>
                  <text:p text:style-name="P2">Se promitente(s) comprador(es), conforme se comprova por meio da Escritura Pública e do Protocolo para registro de propriedade junto ao Registro de Imóveis, que esteja o(s) bem(ns) completamente livre(s) e desembaraçado(s) de todos e quaisquer ônus, dívidas, tributos em atraso de qualquer natureza, inclusive hipoteca mesmo legais</text:p>
                </text:list-item>
              </text:list>
            </text:list-item>
            <text:list-item>
              <text:p text:style-name="P3">LOCADOR(ES) PESSOA JURÍDICA:</text:p>
              <text:list>
                <text:list-item>
                  <text:p text:style-name="P5">Prova de Inscrição no Cadastro Nacional de Pessoas Jurídicas – CNPJ;</text:p>
                </text:list-item>
                <text:list-item>
                  <text:p text:style-name="P5">Ato constitutivo e suas alterações;</text:p>
                </text:list-item>
                <text:list-item>
                  <text:p text:style-name="P5">Certidão simplificada atualizada expedida pela Junta Comercial de vinculação da Pessoa Jurídica;</text:p>
                </text:list-item>
                <text:list-item>
                  <text:p text:style-name="P5">Certidão Negativa de Débitos relativos a Créditos Tributários e à Dívida Ativa da União (CND) ou Certidão Positiva com Efeitos de Negativa de Débitos relativos a <text:soft-page-break/>Créditos Tributários Federais e à Dívida Ativa da União (CPEND), expedida conjuntamente pela Secretaria da Receita Federal do Brasil (RFB) e pela Procuradoria-Geral da Fazenda Nacional (PGFN);</text:p>
                </text:list-item>
                <text:list-item>
                  <text:p text:style-name="P5">Certidão de regularidade do FGTS – fornecida pela CAIXA;</text:p>
                </text:list-item>
                <text:list-item>
                  <text:p text:style-name="P5">Se promitente(s) comprador(es), conforme se comprova por meio da Escritura Pública e do Protocolo para registro de propriedade junto ao Registro de Imóveis, que esteja o(s) bem(ns) completamente livre(s) e desembaraçado(s) de todos e quaisquer ônus, dívidas, tributos em atraso de qualquer natureza, inclusive hipoteca mesmo legais.</text:p>
                </text:list-item>
              </text:list>
            </text:list-item>
            <text:list-item>
              <text:p text:style-name="P3">DOCUMENTAÇÃO DO REPRESENTANTE LEGAL:</text:p>
              <text:list>
                <text:list-item>
                  <text:p text:style-name="P5">Instrumento jurídico que dá poderes de representação – Procuração Pública ou Particular com reconhecimento da firma do outorgante, ato de designação;</text:p>
                </text:list-item>
                <text:list-item>
                  <text:p text:style-name="P5">Documento de Identidade do(s) PROCURADOR(ES), válido no Território Nacional, a exemplo de:</text:p>
                  <text:list>
                    <text:list-item>
                      <text:p text:style-name="P3">CNH – Carteira Nacional de Habilitação;</text:p>
                    </text:list-item>
                    <text:list-item>
                      <text:p text:style-name="P3">RG – Registro Geral;</text:p>
                    </text:list-item>
                    <text:list-item>
                      <text:p text:style-name="P3">CPF – Cadastro de Pessoa Física;</text:p>
                    </text:list-item>
                    <text:list-item>
                      <text:p text:style-name="P3">Passaporte;</text:p>
                    </text:list-item>
                    <text:list-item>
                      <text:p text:style-name="P3">Carteira Profissional, emitida por órgão de classe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DOCUMENTAÇÃO DO IMÓVEL:</text:p>
          <text:list>
            <text:list-item>
              <text:p text:style-name="P3">Matrícula do Imóvel no Cartório de Registro do Imóvel, expedida em até 60 dias;</text:p>
            </text:list-item>
            <text:list-item>
              <text:p text:style-name="P3">Certidão negativa e original de tributos lançados, fornecida, pelo Poder Público, relativa a débitos do IPTU, atualizada;</text:p>
            </text:list-item>
            <text:list-item>
              <text:p text:style-name="P3">Averbação, quando se tratar de edificação ou o Habite-se, no caso de Imóvel edificado;</text:p>
            </text:list-item>
            <text:list-item>
              <text:p text:style-name="P3">Permissão para a realização de atividade bancária, mediante documento expedido pelo Poder Público Local ou menção à existência de legislação local com tal permissão ou, ainda, à inexistência de legislação local proibindo essa atividade</text:p>
            </text:list-item>
            <text:list-item>
              <text:p text:style-name="P4">Manifestação CILOG, se for o caso.</text:p>
            </text:list-item>
          </text:list>
        </text:list-item>
      </text:list>
      <text:p text:style-name="P6"><text:span text:style-name="T7">Por favor, copular dados que abarquem as mais diversas situações possívei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49cm"/>
    </style:style>
    <style:style style:name="Normal_20_6" style:display-name="Normal 6" style:family="paragraph" style:parent-style-name="Standard" style:next-style-name="Standard" style:default-outline-level="6"/>
    <style:style style:name="Normal_20_3" style:display-name="Normal 3" style:family="paragraph" style:parent-style-name="Standard" style:next-style-name="Standard" style:default-outline-level="3"/>
    <style:style style:name="Heading_20_3" style:display-name="Heading 3" style:family="paragraph" style:parent-style-name="Normal_20_3" style:next-style-name="Standard" style:default-outline-level="3" style:list-style-name="" style:class="text">
      <style:paragraph-properties fo:margin-left="2cm" fo:margin-top="0.635cm" fo:margin-bottom="0.212cm" style:contextual-spacing="false" fo:keep-together="always" fo:text-indent="-2cm" style:auto-text-indent="false">
        <style:tab-stops>
          <style:tab-stop style:position="2cm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Normal_20_2" style:display-name="Normal 2" style:family="paragraph" style:parent-style-name="Standard" style:next-style-name="Standard" style:default-outline-level="2"/>
    <style:style style:name="Heading_20_2" style:display-name="Heading 2" style:family="paragraph" style:parent-style-name="Normal_20_2" style:next-style-name="Standard" style:default-outline-level="2" style:list-style-name="" style:class="text">
      <style:paragraph-properties fo:margin-left="2cm" fo:margin-top="0.635cm" fo:margin-bottom="0.212cm" style:contextual-spacing="false" fo:keep-together="always" fo:text-indent="-2cm" style:auto-text-indent="false">
        <style:tab-stops>
          <style:tab-stop style:position="2cm"/>
        </style:tab-stops>
      </style:paragraph-properties>
      <style:text-properties fo:text-transform="uppercase" fo:font-weight="bold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Normal_20_5" style:display-name="Normal 5" style:family="paragraph" style:parent-style-name="Standard" style:next-style-name="Standard" style:default-outline-level="5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27cm" fo:text-indent="-0.307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07cm" fo:margin-left="3.81cm"/>
        </style:list-level-properties>
      </text:list-level-style-number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08:32:56.935639548</meta:creation-date>
    <dc:date>2025-07-04T09:01:25.938949825</dc:date>
    <meta:editing-duration>PT6M31S</meta:editing-duration>
    <meta:editing-cycles>1</meta:editing-cycles>
    <meta:document-statistic meta:table-count="0" meta:image-count="0" meta:object-count="0" meta:page-count="2" meta:paragraph-count="41" meta:word-count="565" meta:character-count="3734" meta:non-whitespace-character-count="3235"/>
    <meta:generator>LibreOffice/24.2.7.2$Linux_X86_64 LibreOffice_project/420$Build-2</meta:generator>
  </office:meta>
</office:document-meta>
</file>